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32570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urry de Lieu &amp; Lait de Coco Façon Moqueca</text:h>
      <text:h text:style-name="Heading_20_4" text:outline-level="4">Famille &lt;650 Kcal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25-35 min</text:p>
        </text:list-item>
        <text:list-item>
          <text:p text:style-name="P2"><text:span text:style-name="Strong_20_Emphasis">À table dans</text:span>: 30-4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Râpe</text:p>
        </text:list-item>
        <text:list-item>
          <text:p text:style-name="P5">Casserole avec couvercle</text:p>
        </text:list-item>
        <text:list-item>
          <text:p text:style-name="P5">Éplucheur</text:p>
        </text:list-item>
        <text:list-item>
          <text:p text:style-name="P5">Passoire</text:p>
        </text:list-item>
        <text:list-item>
          <text:p text:style-name="P4">Wok ou sauteuse avec couverc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Riz</text:span> : 150 g</text:p>
        </text:list-item>
        <text:list-item>
          <text:p text:style-name="P8"><text:span text:style-name="Strong_20_Emphasis">Gousse d'ail</text:span> : 1 pièce(s)</text:p>
        </text:list-item>
        <text:list-item>
          <text:p text:style-name="P8"><text:span text:style-name="Strong_20_Emphasis">Oignon</text:span> : 1 pièce(s)</text:p>
        </text:list-item>
        <text:list-item>
          <text:p text:style-name="P8"><text:span text:style-name="Strong_20_Emphasis">Carotte</text:span> : 1 pièce(s)</text:p>
        </text:list-item>
        <text:list-item>
          <text:p text:style-name="P8"><text:span text:style-name="Strong_20_Emphasis">Lait de coco</text:span> : 100 ml</text:p>
        </text:list-item>
        <text:list-item>
          <text:p text:style-name="P8"><text:span text:style-name="Strong_20_Emphasis">Curry en poudre</text:span> : 3 sachet(s)</text:p>
        </text:list-item>
        <text:list-item>
          <text:p text:style-name="P8"><text:span text:style-name="Strong_20_Emphasis">Chair de tomates</text:span> : % paquet(s)</text:p>
        </text:list-item>
        <text:list-item>
          <text:p text:style-name="P8"><text:span text:style-name="Strong_20_Emphasis">Filet de lieu noir</text:span> : 2 pièce(s)</text:p>
        </text:list-item>
        <text:list-item>
          <text:p text:style-name="P8"><text:span text:style-name="Strong_20_Emphasis">Citron</text:span> : 1⁄2 pièce(s)</text:p>
        </text:list-item>
        <text:list-item>
          <text:p text:style-name="P8"><text:span text:style-name="Strong_20_Emphasis">Coriandre</text:span> : 1 sachet(s)</text:p>
        </text:list-item>
        <text:list-item>
          <text:p text:style-name="P8"><text:span text:style-name="Strong_20_Emphasis">Huile d'olive</text:span> : 1 cc</text:p>
        </text:list-item>
        <text:list-item>
          <text:p text:style-name="P8"><text:span text:style-name="Strong_20_Emphasis">Cube de bouillon de légumes</text:span> : 1⁄2 pièce(s)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5">
        <text:list-item>
          <text:p text:style-name="P10"><text:span text:style-name="Strong_20_Emphasis">Énergie (kJ/kcal)</text:span> : 2397/573</text:p>
        </text:list-item>
        <text:list-item>
          <text:p text:style-name="P10"><text:span text:style-name="Strong_20_Emphasis">Lipides total (g)</text:span> : 15</text:p>
        </text:list-item>
        <text:list-item>
          <text:p text:style-name="P10"><text:soft-page-break/><text:span text:style-name="Strong_20_Emphasis">Dont saturés (g)</text:span> : 9,0</text:p>
        </text:list-item>
        <text:list-item>
          <text:p text:style-name="P10"><text:span text:style-name="Strong_20_Emphasis">Glucides (g)</text:span> : 80</text:p>
        </text:list-item>
        <text:list-item>
          <text:p text:style-name="P10"><text:span text:style-name="Strong_20_Emphasis">Dont sucres (g)</text:span> : 13,8</text:p>
        </text:list-item>
        <text:list-item>
          <text:p text:style-name="P10"><text:span text:style-name="Strong_20_Emphasis">Fibres (g)</text:span> : 8</text:p>
        </text:list-item>
        <text:list-item>
          <text:p text:style-name="P10"><text:span text:style-name="Strong_20_Emphasis">Protéines (g)</text:span> : 27</text:p>
        </text:list-item>
        <text:list-item>
          <text:p text:style-name="P9"><text:span text:style-name="Strong_20_Emphasis">Sel (g)</text:span> : 2,5</text:p>
        </text:list-item>
      </text:list>
      <text:p text:style-name="Text_20_body"><text:span text:style-name="Strong_20_Emphasis">Pour 100 g :</text:span></text:p>
      <text:list text:style-name="L6">
        <text:list-item>
          <text:p text:style-name="P12"><text:span text:style-name="Strong_20_Emphasis">Énergie (kJ/kcal)</text:span> : 482/115</text:p>
        </text:list-item>
        <text:list-item>
          <text:p text:style-name="P12"><text:span text:style-name="Strong_20_Emphasis">Lipides total (g)</text:span> : 3</text:p>
        </text:list-item>
        <text:list-item>
          <text:p text:style-name="P12"><text:span text:style-name="Strong_20_Emphasis">Dont saturés (g)</text:span> : 1,8</text:p>
        </text:list-item>
        <text:list-item>
          <text:p text:style-name="P12"><text:span text:style-name="Strong_20_Emphasis">Glucides (g)</text:span> : 16</text:p>
        </text:list-item>
        <text:list-item>
          <text:p text:style-name="P12"><text:span text:style-name="Strong_20_Emphasis">Dont sucres (g)</text:span> : 2,8</text:p>
        </text:list-item>
        <text:list-item>
          <text:p text:style-name="P12"><text:span text:style-name="Strong_20_Emphasis">Fibres (g)</text:span> : 2</text:p>
        </text:list-item>
        <text:list-item>
          <text:p text:style-name="P12"><text:span text:style-name="Strong_20_Emphasis">Protéines (g)</text:span> : 5</text:p>
        </text:list-item>
        <text:list-item>
          <text:p text:style-name="P11"><text:span text:style-name="Strong_20_Emphasis">Sel (g)</text:span> : 0,5</text:p>
        </text:list-item>
      </text:list>
      <text:p text:style-name="Horizontal_20_Line"/>
      <text:h text:style-name="Heading_20_3" text:outline-level="3">Préparation :</text:h>
      <text:h text:style-name="Heading_20_4" text:outline-level="4">Étape 1 : Préparer les ingrédients</text:h>
      <text:list text:style-name="L7">
        <text:list-item>
          <text:p text:style-name="P14">Portez une grande casserole d'eau à ébullition pour le riz.</text:p>
        </text:list-item>
        <text:list-item>
          <text:p text:style-name="P14">Ciselez l'ail et l'oignon.</text:p>
        </text:list-item>
        <text:list-item>
          <text:p text:style-name="P14">Épluchez la carotte et coupez-la en très fines demi-lunes.</text:p>
        </text:list-item>
        <text:list-item>
          <text:p text:style-name="P13">Secouez le paquet de lait de coco pour dissoudre les éventuels grumeaux.</text:p>
        </text:list-item>
      </text:list>
      <text:h text:style-name="Heading_20_4" text:outline-level="4">Étape 2 : Faire la sauce</text:h>
      <text:list text:style-name="L8">
        <text:list-item>
          <text:p text:style-name="P16">Faites chauffer un filet d'huile d'olive dans un wok ou une sauteuse à feu moyen-doux.</text:p>
        </text:list-item>
        <text:list-item>
          <text:p text:style-name="P16">Faites-y revenir l'oignon, l'ail et le curry en poudre (dosez selon votre goût) pendant 2 minutes.</text:p>
        </text:list-item>
        <text:list-item>
          <text:p text:style-name="P16">Ajoutez la carotte, le lait de coco et la chair de tomates.</text:p>
        </text:list-item>
        <text:list-item>
          <text:p text:style-name="P16">Émiettez le cube de bouillon par-dessus.</text:p>
        </text:list-item>
        <text:list-item>
          <text:p text:style-name="P15">Couvrez et laissez mijoter 12-15 minutes à feu moyen-doux. Salez et poivrez.</text:p>
        </text:list-item>
      </text:list>
      <text:h text:style-name="Heading_20_4" text:outline-level="4">Étape 3 : Cuire le riz</text:h>
      <text:list text:style-name="L9">
        <text:list-item>
          <text:p text:style-name="P18">Pendant ce temps, faites cuire le riz 12-14 minutes dans la casserole, ou jusqu'à ce qu'il soit tendre.</text:p>
        </text:list-item>
        <text:list-item>
          <text:p text:style-name="P17">Égouttez-le et réservez-le à couvert.</text:p>
        </text:list-item>
      </text:list>
      <text:h text:style-name="Heading_20_4" text:outline-level="4">Étape 4 : Étouffer le poisson</text:h>
      <text:list text:style-name="L10">
        <text:list-item>
          <text:p text:style-name="P20">Tamponnez le lieu avec de l'essuie-tout, puis coupez-le en 4 morceaux de taille égale. Salez et poivrez.</text:p>
        </text:list-item>
        <text:list-item>
          <text:p text:style-name="P20">Lorsqu'il reste 6-8 minutes de cuisson aux légumes, disposez les morceaux de lieu par-dessus.</text:p>
        </text:list-item>
        <text:list-item>
          <text:p text:style-name="P19">Couvrez à nouveau et poursuivez la cuisson à feu moyen-doux, ou jusqu'à ce que la sauce ait <text:soft-page-break/>épaissi.</text:p>
        </text:list-item>
      </text:list>
      <text:h text:style-name="Heading_20_4" text:outline-level="4">Étape 5 : Finir et servir</text:h>
      <text:list text:style-name="L11">
        <text:list-item>
          <text:p text:style-name="P22">Lavez bien le citron et prélevez-en le zeste avec une râpe fine, puis coupez-le en quartiers.</text:p>
        </text:list-item>
        <text:list-item>
          <text:p text:style-name="P22">Effeuillez et ciselez grossièrement la coriandre.</text:p>
        </text:list-item>
        <text:list-item>
          <text:p text:style-name="P22">Ajoutez 1 cc de zestes de citron par personne au riz (ou selon votre goût) et mélangez.</text:p>
        </text:list-item>
        <text:list-item>
          <text:p text:style-name="P22">Servez le riz avec le curry de lieu dans les assiettes.</text:p>
        </text:list-item>
        <text:list-item>
          <text:p text:style-name="P22">Saupoudrez de coriandre.</text:p>
        </text:list-item>
        <text:list-item>
          <text:p text:style-name="P21">Servez avec le reste des quartiers de citron.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17:06:49.299773950</dc:date>
    <meta:editing-duration>PT11M47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74" meta:word-count="550" meta:character-count="2795" meta:non-whitespace-character-count="2376"/>
  </office:meta>
</office:document-meta>
</file>